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13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pt"/>
      <style:text-properties fo:color="#000000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3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ad data from <text:s/>BME280</text:p>
          </table:table-cell>
          <table:table-cell table:style-name="ce1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ідключити Nrf модуль</text:p>
          </table:table-cell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3:59:14.867358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24T19:01:27.670163683</dc:date>
    <meta:editing-duration>P11DT6H40M10S</meta:editing-duration>
    <meta:editing-cycles>59</meta:editing-cycles>
    <meta:document-statistic meta:table-count="1" meta:cell-count="107" meta:object-count="0"/>
  </office:meta>
</office:document-meta>
</file>